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list-style-name="L1"/>
    <style:style style:name="P4" style:family="paragraph" style:parent-style-name="Standard">
      <style:paragraph-properties fo:text-align="end" style:justify-single-word="false"/>
    </style:style>
    <style:style style:name="P5" style:family="paragraph" style:parent-style-name="Standard">
      <style:text-properties fo:font-style="italic" style:font-style-asian="italic" style:font-style-complex="italic"/>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es</text:p>
      <text:p text:style-name="Standard"/>
      <text:p text:style-name="Standard">Desde que hicimos el estudio de viabilidad nos dimos cuenta que seria muy complicado o casi imposible finalizar todo el proyecto con sus requisitos mínimos y opcionales de una manera optima , así que nos marcamos como objetivo principal centrarnos en el núcleo del proyecto y finalmente podemos comprobar que una vez finalizado el proyecto hemos llegado a los requisitos mínimos que se había marcado en el planteamiento del problema . Es posible que muchos de los requisitos los podríamos haber optimizado mucho más si hubiéramos tenido un poco más de tiempo, pero esta falta de tiempo la hemos complementado con una buena organización y cohesión en el grupo , facilitando de esta manera el rápido aprendizaje del framework que hemos utilizado <text:s/>( Laravel ) para una codificación más ágil.</text:p>
      <text:p text:style-name="Standard"/>
      <text:p text:style-name="Standard">En conclusión general hemos llegado a los requisitos mínimos que se marcaban en el problema , incluso hemos conseguido hacer algunos de extras y hemos tenido un organización y trabajo en grupo más que satisfactoria para poder cumplir con todos los objetivos marcados.</text:p>
      <text:p text:style-name="Standard"/>
      <text:p text:style-name="P2">Conclusiones Personales</text:p>
      <text:p text:style-name="Standard"/>
      <text:p text:style-name="P5">“Con el desarrollo de este proyecto he aprendido con más profundidad todos las fases de un proyecto real y la utilización del framework Laravel. Personalmente pienso que hemos cumplido con garantías los requisitos mínimos , gracias a la buena organización y el buen estado de ánimo del grupo.”</text:p>
      <text:p text:style-name="P4">Marc Picazos</text:p>
      <text:p text:style-name="P4"/>
      <text:p text:style-name="P5">“Empezamos prácticamente de cero ya que nadie había trabajado con un framework “limpio”, le hemos dedicado mucho tiempo, dedicación y cariño al proyecto, yo al menos me siento bastante satisfecho con el resultado, pero podría ser mucho mejor si hubiésemos tenido una semana más, gracias al proyecto más o menos ya se el rol que desempeño trabajando en equipo.”</text:p>
      <text:p text:style-name="P5"/>
      <text:p text:style-name="P4">Sergio González Gómez</text:p>
      <text:p text:style-name="Standard"/>
      <text:p text:style-name="Standard"/>
      <text:p text:style-name="Standard"><text:span text:style-name="T1">Puntos de mejora</text:span> </text:p>
      <text:p text:style-name="Standard"/>
      <text:p text:style-name="Standard">Como bien hemos comentado en la conclusión por falta de tiempo no hemos podido implementar algunos puntos opcionales y la resolución del problema de una manera más optima.</text:p>
      <text:p text:style-name="Standard"/>
      <text:p text:style-name="Standard">Así que a continuación nombramos algunos puntos a implementar : </text:p>
      <text:p text:style-name="Standard"/>
      <text:list xml:id="list35242087" text:style-name="L1">
        <text:list-item>
          <text:list>
            <text:list-item>
              <text:p text:style-name="P3">Foro de preguntas y respuestas sobre un producto.</text:p>
            </text:list-item>
            <text:list-item>
              <text:p text:style-name="P3">Denuncias</text:p>
            </text:list-item>
            <text:list-item>
              <text:p text:style-name="P3">Devoluciones</text:p>
            </text:list-item>
            <text:list-item>
              <text:p text:style-name="P3">Registro con Facebook</text:p>
            </text:list-item>
            <text:list-item>
              <text:p text:style-name="P3">Mapa con los productos más cercanos.</text:p>
              <text:p text:style-name="P3"/>
            </text:list-item>
          </text:list>
        </text:list-item>
      </text:list>
      <text:p text:style-name="Standard"/>
      <text:p text:style-name="Standard"><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8T12:10:57.436000000</meta:creation-date>
    <dc:date>2015-05-28T15:09:36.48</dc:date>
    <meta:editing-duration>PT15M23S</meta:editing-duration>
    <meta:editing-cycles>4</meta:editing-cycles>
    <meta:generator>OpenOffice.org/3.3$Win32 OpenOffice.org_project/330m20$Build-9567</meta:generator>
    <meta:document-statistic meta:table-count="0" meta:image-count="0" meta:object-count="0" meta:page-count="1" meta:paragraph-count="17" meta:word-count="356" meta:character-count="2163"/>
  </office:meta>
</office:document-meta>
</file>